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s Shinigami-chan... protecting us...?</text:p>
          </table:table-cell>
          <table:table-cell table:number-columns-repeated="1020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really know...</text:p>
          </table:table-cell>
          <table:table-cell table:number-columns-repeated="1020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 office:value-type="string">
            <text:p>But right at the end, she... thanked
Saotome-san.</text:p>
          </table:table-cell>
          <table:table-cell table:number-columns-repeated="1020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whole time, your back-and-forths have
been going right over my head...</text:p>
          </table:table-cell>
          <table:table-cell table:number-columns-repeated="1020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 office:value-type="string">
            <text:p>Well, since it's you, I'm sure you were just
meddling in her business.</text:p>
          </table:table-cell>
          <table:table-cell table:number-columns-repeated="1020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life of a playboy is real tough, huh～♪</text:p>
          </table:table-cell>
          <table:table-cell table:number-columns-repeated="1020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hey, does this mean our plan Wooorked?</text:p>
          </table:table-cell>
          <table:table-cell table:number-columns-repeated="1020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t was a great success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 office:value-type="string">
            <text:p>The space-time distortion seems to have been
stabilized, and the Demon Portal has been
totally demolished.</text:p>
          </table:table-cell>
          <table:table-cell table:number-columns-repeated="1020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 office:value-type="string">
            <text:p>With this, there should be no fear of any more
demons coming from the demon world and
raiding the human world.</text:p>
          </table:table-cell>
          <table:table-cell table:number-columns-repeated="1020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just leaves Red Carat's troops on this
side of the portal.</text:p>
          </table:table-cell>
          <table:table-cell table:number-columns-repeated="1020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 office:value-type="string">
            <text:p>Once we've settled matters with them, that'll
be everything.</text:p>
          </table:table-cell>
          <table:table-cell table:number-columns-repeated="1020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inal, decisive battle, at last!</text:p>
          </table:table-cell>
          <table:table-cell table:number-columns-repeated="1020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 office:value-type="string">
            <text:p>Here's hoping for an outer-space setting for
the final boss!!</text:p>
          </table:table-cell>
          <table:table-cell table:number-columns-repeated="1020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ou can tell she's an RPG-lover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
“You, there!”</text:p>
          </table:table-cell>
          <table:table-cell table:number-columns-repeated="1020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hey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Mr. Priest, and Lumii-san, too...</text:p>
          </table:table-cell>
          <table:table-cell table:number-columns-repeated="1020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 office:value-type="string">
            <text:p>Priest
“What... What of the Demon Portal?”</text:p>
          </table:table-cell>
          <table:table-cell table:number-columns-repeated="1020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set the STS and destroyed it, according to
plan.</text:p>
          </table:table-cell>
          <table:table-cell table:number-columns-repeated="1020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managed to stabilize the distortion too, so
the plan was a success.</text:p>
          </table:table-cell>
          <table:table-cell table:number-columns-repeated="1020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I see. You destroyed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 we were too late...!”</text:p>
          </table:table-cell>
          <table:table-cell table:number-columns-repeated="1020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Eh?</text:p>
          </table:table-cell>
          <table:table-cell table:number-columns-repeated="1020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ever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 office:value-type="string">
            <text:p>Priest
“We do not have time to explain; we need to
leave this place at once!!”</text:p>
          </table:table-cell>
          <table:table-cell table:number-columns-repeated="1020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on earth is that?!</text:p>
          </table:table-cell>
          <table:table-cell table:number-columns-repeated="1020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Magical vortex... from where the Demon
Portal stood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too dangerous here! Quickly, with me!!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t it. All hands, evacuate.</text:p>
          </table:table-cell>
          <table:table-cell table:number-columns-repeated="1020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ghrrrrrrrr!! What's going Ooooooon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